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8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000000" draw:fill-gradient-name="Gradient_20_1" draw:opacity="30%" draw:textarea-horizontal-align="center" draw:textarea-vertical-align="middle" draw:shadow-opacity="30%"/>
    </style:style>
    <style:style style:name="gr3" style:family="graphic" style:parent-style-name="standard">
      <style:graphic-properties draw:stroke="none" svg:stroke-color="#999999" draw:fill="solid" draw:fill-color="#c5000b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b515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b515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c5000b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solid" svg:stroke-width="0.06cm" svg:stroke-color="#c0c0c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2.439cm" draw:transform="rotate (3.1415926535892) translate (3.97000000000145cm 3.96999999999953cm)" svg:viewBox="0 0 3940 2440" svg:d="m3940-7081c0-256-362-859-895-859h-2261c-385 0-784 358-784 687v1753c0-500 3970-500 3940 0z">
          <text:p/>
        </draw:path>
        <draw:custom-shape draw:style-name="gr3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026cm" svg:height="0.685cm" draw:transform="rotate (-1.57079632679579) translate (2.94080539143029cm 0.885053807386075cm)" svg:viewBox="0 0 1027 686" svg:d="m1027-5882c0 686-1027 686-1027 686 0 0 514 0 514-686z">
          <text:p/>
        </draw:path>
        <draw:path draw:style-name="gr5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6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6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7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7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  <draw:custom-shape draw:style-name="gr8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2T15:46:13</dc:date>
    <dc:creator>Adrien-INRIA </dc:creator>
    <meta:editing-duration>PT00H40M42S</meta:editing-duration>
    <meta:editing-cycles>3</meta:editing-cycles>
    <meta:generator>OpenOffice.org/3.2$Linux OpenOffice.org_project/320m12$Build-9483</meta:generator>
    <meta:document-statistic meta:object-count="11"/>
  </office:meta>
</office:document-meta>
</file>